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se: 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move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2" calcext:value-type="float">
            <text:p>692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multip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multip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ultip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97" calcext:value-type="float">
            <text:p>5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21:00:38.150824790</meta:creation-date>
    <dc:date>2022-01-04T21:01:08.211388938</dc:date>
    <meta:editing-duration>PT30S</meta:editing-duration>
    <meta:editing-cycles>1</meta:editing-cycles>
    <meta:document-statistic meta:table-count="1" meta:cell-count="45" meta:object-count="0"/>
    <meta:generator>LibreOffice/6.4.7.2$Linux_X86_64 LibreOffice_project/40$Build-2</meta:generator>
  </office:meta>
</office:document-meta>
</file>